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tima" svg:font-family="Optima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559cm"/>
      <style:text-properties fo:font-variant="normal" fo:text-transform="none" fo:color="#000000" style:font-name="Optima" fo:font-size="10.5500001907349pt" fo:letter-spacing="normal" fo:font-style="normal" fo:font-weight="normal" officeooo:rsid="001d78af" officeooo:paragraph-rsid="001d78af"/>
    </style:style>
    <style:style style:name="P2" style:family="paragraph" style:parent-style-name="Standard" style:list-style-name="L2">
      <style:paragraph-properties style:line-height-at-least="0.559cm"/>
      <style:text-properties fo:font-variant="normal" fo:text-transform="none" fo:color="#000000" style:font-name="Optima" fo:font-size="10.5500001907349pt" fo:letter-spacing="normal" fo:font-style="normal" fo:font-weight="normal" officeooo:rsid="001d78af" officeooo:paragraph-rsid="001d78af"/>
    </style:style>
    <style:style style:name="P3" style:family="paragraph" style:parent-style-name="Standard" style:list-style-name="L3">
      <style:paragraph-properties style:line-height-at-least="0.559cm"/>
      <style:text-properties fo:font-variant="normal" fo:text-transform="none" fo:color="#000000" style:font-name="Optima" fo:font-size="10.5500001907349pt" fo:letter-spacing="normal" fo:font-style="normal" fo:font-weight="normal" officeooo:rsid="001d78af" officeooo:paragraph-rsid="001d78af"/>
    </style:style>
    <style:style style:name="P4" style:family="paragraph" style:parent-style-name="Standard">
      <style:paragraph-properties fo:margin-left="0cm" fo:margin-right="0cm" style:line-height-at-least="0.559cm" fo:text-indent="0cm" style:auto-text-indent="false"/>
      <style:text-properties fo:font-variant="normal" fo:text-transform="none" fo:color="#000000" style:font-name="Optima" fo:font-size="10.5500001907349pt" fo:letter-spacing="normal" fo:font-style="normal" fo:font-weight="normal" officeooo:rsid="001d78af" officeooo:paragraph-rsid="001d78af"/>
    </style:style>
    <style:style style:name="P5" style:family="paragraph" style:parent-style-name="Standard">
      <style:paragraph-properties fo:margin-left="0cm" fo:margin-right="0cm" style:line-height-at-least="0.559cm" fo:text-align="center" style:justify-single-word="false" fo:text-indent="0cm" style:auto-text-indent="false"/>
      <style:text-properties fo:font-variant="normal" fo:text-transform="none" fo:color="#000000" style:font-name="Optima" fo:font-size="24pt" fo:letter-spacing="normal" fo:font-style="normal" style:text-underline-style="solid" style:text-underline-width="auto" style:text-underline-color="font-color" fo:font-weight="bold" officeooo:rsid="001d78af" officeooo:paragraph-rsid="001d78af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left="1.251cm" fo:margin-right="0cm" style:line-height-at-least="0.559cm" fo:text-indent="0cm" style:auto-text-indent="false"/>
      <style:text-properties fo:font-variant="normal" fo:text-transform="none" fo:color="#000000" style:font-name="Optima" fo:font-size="10.5500001907349pt" fo:letter-spacing="normal" fo:font-style="normal" fo:font-weight="normal" officeooo:rsid="001d78af" officeooo:paragraph-rsid="001d78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mplos de páginas web mal diseñadas</text:p>
      <text:p text:style-name="P4"/>
      <text:p text:style-name="P4"/>
      <text:p text:style-name="P4"><text:a xlink:type="simple" xlink:href="https://www.healthcare.gov/" text:style-name="Internet_20_link" text:visited-style-name="Visited_20_Internet_20_Link">https://www.healthcare.gov/</text:a></text:p>
      <text:list xml:id="list6193909967322019156" text:style-name="L1">
        <text:list-item>
          <text:p text:style-name="P1">Página web sobrecargada. </text:p>
        </text:list-item>
        <text:list-item>
          <text:p text:style-name="P1">Acerca del bienestar y la sanidad y aún así centrada en pagos, precios y fechas.</text:p>
        </text:list-item>
        <text:list-item>
          <text:p text:style-name="P1">No funciona como debería.</text:p>
        </text:list-item>
      </text:list>
      <text:p text:style-name="P6"/>
      <text:p text:style-name="P4"><text:a xlink:type="simple" xlink:href="http://cavs.mit.edu/" text:style-name="Internet_20_link" text:visited-style-name="Visited_20_Internet_20_Link">http://cavs.mit.edu/</text:a></text:p>
      <text:list xml:id="list709999583015247221" text:style-name="L2">
        <text:list-item>
          <text:p text:style-name="P2">Sobrecargada</text:p>
        </text:list-item>
        <text:list-item>
          <text:p text:style-name="P2">Mal estructurada</text:p>
        </text:list-item>
        <text:list-item>
          <text:p text:style-name="P2">Mystery meat navigation: el usuario no sabe dónde se encuentra en cada momento</text:p>
        </text:list-item>
      </text:list>
      <text:p text:style-name="P6"/>
      <text:p text:style-name="P4"><text:a xlink:type="simple" xlink:href="http://www.dsrny.com/" text:style-name="Internet_20_link" text:visited-style-name="Visited_20_Internet_20_Link">http://www.dsrny.com/</text:a></text:p>
      <text:list xml:id="list5001624566923899803" text:style-name="L3">
        <text:list-item>
          <text:p text:style-name="P3">Sobrecargada</text:p>
        </text:list-item>
        <text:list-item>
          <text:p text:style-name="P3">Uso excesivo de flash</text:p>
        </text:list-item>
        <text:list-item>
          <text:p text:style-name="P3">Lento</text:p>
        </text:list-item>
        <text:list-item>
          <text:p text:style-name="P3">Mystery Meat Navigation</text:p>
        </text:list-item>
        <text:list-item>
          <text:p text:style-name="P3">Poco intuiti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tima" svg:font-family="Optima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3:15:12.741903000</meta:creation-date>
    <dc:date>2014-11-14T13:25:22.926991000</dc:date>
    <meta:editing-duration>PT10M10S</meta:editing-duration>
    <meta:editing-cycles>1</meta:editing-cycles>
    <meta:document-statistic meta:table-count="0" meta:image-count="0" meta:object-count="0" meta:page-count="1" meta:paragraph-count="15" meta:word-count="69" meta:character-count="427" meta:non-whitespace-character-count="383"/>
    <meta:generator>LibreOffice/4.3.2.2$MacOSX_x86 LibreOffice_project/edfb5295ba211bd31ad47d0bad0118690f76407d</meta:generator>
  </office:meta>
</office:document-meta>
</file>